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89402" officeooo:paragraph-rsid="00089402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89402" officeooo:paragraph-rsid="00089402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ands</text:p>
      <text:p text:style-name="P2"/>
      <text:p text:style-name="P2">git init<text:tab/><text:tab/><text:tab/>repository anlegen</text:p>
      <text:p text:style-name="P2">git clone URL<text:tab/><text:tab/>lädt bestehendes repository</text:p>
      <text:p text:style-name="P2">git status</text:p>
      <text:p text:style-name="P2">git log<text:tab/><text:tab/><text:tab/>zeigt bisherige commits</text:p>
      <text:p text:style-name="P2">git diff<text:tab/><text:tab/><text:tab/>Änderungen, die noch nicht gestaged sind</text:p>
      <text:p text:style-name="P2">git diff –staged<text:tab/>Änderungen, die schon mit git add vorgemerkt wurden</text:p>
      <text:p text:style-name="P2"/>
      <text:p text:style-name="P2"/>
      <text:p text:style-name="P2">git status</text:p>
      <text:p text:style-name="P2">git add</text:p>
      <text:p text:style-name="P2">git commit -m</text:p>
      <text:p text:style-name="P2">git push</text:p>
      <text:p text:style-name="P2">git pul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08:31:10.428893957</meta:creation-date>
    <meta:generator>LibreOffice/24.2.7.2$Linux_X86_64 LibreOffice_project/420$Build-2</meta:generator>
    <dc:date>2026-03-14T08:39:07.779790781</dc:date>
    <meta:editing-duration>PT7M58S</meta:editing-duration>
    <meta:editing-cycles>1</meta:editing-cycles>
    <meta:document-statistic meta:table-count="0" meta:image-count="0" meta:object-count="0" meta:page-count="1" meta:paragraph-count="12" meta:word-count="49" meta:character-count="291" meta:non-whitespace-character-count="247"/>
  </office:meta>
</office:document-meta>
</file>